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7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amount is a floa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 style:data-style-name="N2" text:time-value="0000-00-00T00:00:02.42831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0M14S</meta:editing-duration>
    <meta:editing-cycles>14</meta:editing-cycles>
    <meta:generator>LibreOffice/4.1.3.2$Linux_X86_64 LibreOffice_project/410m0$Build-2</meta:generator>
    <dc:date>2013-12-25T00:18:05.803196554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